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68cm" style:rel-column-width="7433*"/>
    </style:style>
    <style:style style:name="表格1.C" style:family="table-column">
      <style:table-column-properties style:column-width="2.074cm" style:rel-column-width="6797*"/>
    </style:style>
    <style:style style:name="表格1.D" style:family="table-column">
      <style:table-column-properties style:column-width="1.741cm" style:rel-column-width="5704*"/>
    </style:style>
    <style:style style:name="表格1.E" style:family="table-column">
      <style:table-column-properties style:column-width="8.685cm" style:rel-column-width="28460*"/>
    </style:style>
    <style:style style:name="表格1.F" style:family="table-column">
      <style:table-column-properties style:column-width="2.745cm" style:rel-column-width="8992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text-properties fo:font-size="7.5pt" style:font-size-asian="7.5pt" style:language-asian="zh" style:country-asian="CN" style:font-size-complex="7.5pt"/>
    </style:style>
    <style:style style:name="P9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8"/>[[line.product_qty]]</text:p>
          </table:table-cell>
          <table:table-cell table:style-name="表格1.A1" office:value-type="string">
            <text:p text:style-name="P8">pcs 长[[line.length]]mm;pcs宽[[line.width]]mm;金厚:[[line.gold_thickness]];镍厚:[[line.nickel_thickness]];TOP*BOT:[[line.top_bot_area]]%;备注:[[line.note]]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41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CS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4">2006/08/30 Rev:A</text:p>
            </table:table-cell>
            <table:table-cell table:style-name="表格4.A1" office:value-type="string">
              <text:p text:style-name="MP4"><text:s text:c="86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8M17S</meta:editing-duration>
    <meta:editing-cycles>310</meta:editing-cycles>
    <meta:generator>OpenOffice.org/3.4.1$Win32 OpenOffice.org_project/341m1$Build-9593</meta:generator>
    <dc:date>2014-04-12T13:49:05.53</dc:date>
    <meta:document-statistic meta:table-count="4" meta:image-count="0" meta:object-count="0" meta:page-count="1" meta:paragraph-count="28" meta:word-count="135" meta:character-count="1206"/>
    <meta:user-defined meta:name="Info 1"/>
    <meta:user-defined meta:name="Info 2"/>
    <meta:user-defined meta:name="Info 3"/>
    <meta:user-defined meta:name="Info 4"/>
  </office:meta>
</office:document-meta>
</file>